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nectionHtmlUnitDriver.modifyWebClientInternal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WebConnectionHtmlUnitDriver( Capabilities capabili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modifyWebClient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getWeb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WebConnectionHtmlUnit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onnectionHtmlUnitDriver.getWeb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WebConnectionHtmlUnitDriver( BrowserVersion browser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nectionHtmlUnitDriver.setWebConnection( WebConnection web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ConnectionHtmlUnitDriver.WebConnectionHtmlUnitDriver( boolean enableJava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